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ПраваВСистеме" style:family="table">
      <style:table-properties style:width="18cm" table:align="margins"/>
    </style:style>
    <style:style style:name="ПраваВСистеме.A" style:family="table-column">
      <style:table-column-properties style:column-width="6.151cm" style:rel-column-width="22392*"/>
    </style:style>
    <style:style style:name="ПраваВСистеме.B" style:family="table-column">
      <style:table-column-properties style:column-width="11.85cm" style:rel-column-width="43143*"/>
    </style:style>
    <style:style style:name="ПраваВСистеме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аваВСистеме.B1" style:family="table-cell">
      <style:table-cell-properties fo:padding="0.097cm" fo:border="0.05pt solid #000000"/>
    </style:style>
    <style:style style:name="ПраваВСистеме.A2" style:family="table-cell">
      <style:table-cell-properties fo:padding="0.097cm" fo:border-left="0.05pt solid #000000" fo:border-right="none" fo:border-top="none" fo:border-bottom="0.05pt solid #000000"/>
    </style:style>
    <style:style style:name="ПраваВСистеме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4.001cm" style:rel-column-width="14564*"/>
    </style:style>
    <style:style style:name="Таблица7.B" style:family="table-column">
      <style:table-column-properties style:column-width="3cm" style:rel-column-width="10923*"/>
    </style:style>
    <style:style style:name="Таблица7.C" style:family="table-column">
      <style:table-column-properties style:column-width="5.001cm" style:rel-column-width="18205*"/>
    </style:style>
    <style:style style:name="Таблица7.D" style:family="table-column">
      <style:table-column-properties style:column-width="5.999cm" style:rel-column-width="21843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4.001cm" style:rel-column-width="14564*"/>
    </style:style>
    <style:style style:name="Таблица8.B" style:family="table-column">
      <style:table-column-properties style:column-width="3cm" style:rel-column-width="10923*"/>
    </style:style>
    <style:style style:name="Таблица8.C" style:family="table-column">
      <style:table-column-properties style:column-width="5.001cm" style:rel-column-width="18205*"/>
    </style:style>
    <style:style style:name="Таблица8.D" style:family="table-column">
      <style:table-column-properties style:column-width="5.999cm" style:rel-column-width="2184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Text_20_body">
      <style:text-properties officeooo:rsid="014a6a33" officeooo:paragraph-rsid="014a6a33"/>
    </style:style>
    <style:style style:name="P24" style:family="paragraph" style:parent-style-name="Text_20_body">
      <style:text-properties officeooo:paragraph-rsid="014a6a33"/>
    </style:style>
    <style:style style:name="P25" style:family="paragraph" style:parent-style-name="Text_20_body">
      <style:text-properties officeooo:paragraph-rsid="014ad18e"/>
    </style:style>
    <style:style style:name="P26" style:family="paragraph" style:parent-style-name="Text_20_body">
      <style:text-properties officeooo:rsid="014c762a" officeooo:paragraph-rsid="014c762a"/>
    </style:style>
    <style:style style:name="P27" style:family="paragraph" style:parent-style-name="Text_20_body">
      <style:text-properties officeooo:rsid="01512504" officeooo:paragraph-rsid="01512504"/>
    </style:style>
    <style:style style:name="P28" style:family="paragraph" style:parent-style-name="Text_20_body">
      <style:text-properties officeooo:rsid="0154ad16" officeooo:paragraph-rsid="0154ad16"/>
    </style:style>
    <style:style style:name="P29" style:family="paragraph" style:parent-style-name="Text_20_body">
      <style:text-properties officeooo:rsid="0156381c" officeooo:paragraph-rsid="01580dfe"/>
    </style:style>
    <style:style style:name="P30" style:family="paragraph" style:parent-style-name="Text_20_body">
      <style:text-properties officeooo:rsid="015974e0" officeooo:paragraph-rsid="015974e0"/>
    </style:style>
    <style:style style:name="P31" style:family="paragraph" style:parent-style-name="Text_20_body">
      <style:text-properties officeooo:rsid="015a53a8" officeooo:paragraph-rsid="015a53a8"/>
    </style:style>
    <style:style style:name="P32" style:family="paragraph" style:parent-style-name="Text_20_body">
      <style:text-properties officeooo:rsid="015bffe6" officeooo:paragraph-rsid="015bffe6"/>
    </style:style>
    <style:style style:name="P33" style:family="paragraph" style:parent-style-name="Text_20_body">
      <style:text-properties officeooo:rsid="015df055" officeooo:paragraph-rsid="015df055"/>
    </style:style>
    <style:style style:name="P34" style:family="paragraph" style:parent-style-name="Standard">
      <style:text-properties officeooo:rsid="000d69f3" officeooo:paragraph-rsid="000d69f3"/>
    </style:style>
    <style:style style:name="P35" style:family="paragraph" style:parent-style-name="Standard">
      <style:text-properties officeooo:paragraph-rsid="0156381c"/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38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39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40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41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42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43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44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45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46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47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48" style:family="paragraph" style:parent-style-name="Table_20_Contents">
      <style:paragraph-properties fo:text-align="center" style:justify-single-word="false"/>
      <style:text-properties officeooo:rsid="0102fe82" officeooo:paragraph-rsid="01548775"/>
    </style:style>
    <style:style style:name="P49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50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51" style:family="paragraph" style:parent-style-name="Table_20_Contents">
      <style:paragraph-properties fo:text-align="justify" style:justify-single-word="false"/>
      <style:text-properties officeooo:rsid="0107fc3e" officeooo:paragraph-rsid="01548775"/>
    </style:style>
    <style:style style:name="P52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53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54" style:family="paragraph" style:parent-style-name="Table_20_Contents">
      <style:paragraph-properties fo:text-align="center" style:justify-single-word="false"/>
      <style:text-properties officeooo:rsid="0107fc3e" officeooo:paragraph-rsid="01548775"/>
    </style:style>
    <style:style style:name="P55" style:family="paragraph" style:parent-style-name="Table_20_Contents">
      <style:paragraph-properties fo:text-align="center" style:justify-single-word="false"/>
      <style:text-properties officeooo:rsid="0107fc3e" officeooo:paragraph-rsid="0156381c"/>
    </style:style>
    <style:style style:name="P56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57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58" style:family="paragraph" style:parent-style-name="Table_20_Contents">
      <style:paragraph-properties fo:text-align="justify" style:justify-single-word="false"/>
      <style:text-properties officeooo:rsid="010a2237" officeooo:paragraph-rsid="01548775"/>
    </style:style>
    <style:style style:name="P59" style:family="paragraph" style:parent-style-name="Table_20_Contents">
      <style:paragraph-properties fo:text-align="start" style:justify-single-word="false"/>
      <style:text-properties officeooo:rsid="010a2237" officeooo:paragraph-rsid="0156381c"/>
    </style:style>
    <style:style style:name="P60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61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62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63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64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65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66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67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68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69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70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71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72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73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74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75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76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77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78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79" style:family="paragraph" style:parent-style-name="Table_20_Contents">
      <style:paragraph-properties fo:text-align="center" style:justify-single-word="false"/>
      <style:text-properties officeooo:rsid="0122fb11" officeooo:paragraph-rsid="01548775"/>
    </style:style>
    <style:style style:name="P80" style:family="paragraph" style:parent-style-name="Table_20_Contents">
      <style:paragraph-properties fo:text-align="center" style:justify-single-word="false"/>
      <style:text-properties officeooo:rsid="0122fb11" officeooo:paragraph-rsid="0156381c"/>
    </style:style>
    <style:style style:name="P81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82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83" style:family="paragraph" style:parent-style-name="Table_20_Contents">
      <style:paragraph-properties fo:text-align="center" style:justify-single-word="false"/>
      <style:text-properties officeooo:rsid="01242f17" officeooo:paragraph-rsid="01548775"/>
    </style:style>
    <style:style style:name="P84" style:family="paragraph" style:parent-style-name="Table_20_Contents">
      <style:paragraph-properties fo:text-align="center" style:justify-single-word="false"/>
      <style:text-properties officeooo:rsid="01242f17" officeooo:paragraph-rsid="0156381c"/>
    </style:style>
    <style:style style:name="P85" style:family="paragraph" style:parent-style-name="Table_20_Contents">
      <style:text-properties officeooo:rsid="01242f17" officeooo:paragraph-rsid="01242f17"/>
    </style:style>
    <style:style style:name="P86" style:family="paragraph" style:parent-style-name="Table_20_Contents">
      <style:text-properties officeooo:rsid="01242f17" officeooo:paragraph-rsid="01548775"/>
    </style:style>
    <style:style style:name="P87" style:family="paragraph" style:parent-style-name="Table_20_Contents">
      <style:paragraph-properties fo:text-align="start" style:justify-single-word="false"/>
      <style:text-properties officeooo:rsid="01242f17" officeooo:paragraph-rsid="0156381c"/>
    </style:style>
    <style:style style:name="P88" style:family="paragraph" style:parent-style-name="Table_20_Contents">
      <style:text-properties officeooo:rsid="0124f9da" officeooo:paragraph-rsid="0124f9da"/>
    </style:style>
    <style:style style:name="P89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90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91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92" style:family="paragraph" style:parent-style-name="Table_20_Contents">
      <style:text-properties officeooo:rsid="012692bb" officeooo:paragraph-rsid="012692bb"/>
    </style:style>
    <style:style style:name="P93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94" style:family="paragraph" style:parent-style-name="Table_20_Contents">
      <style:text-properties officeooo:rsid="01272a70" officeooo:paragraph-rsid="01272a70"/>
    </style:style>
    <style:style style:name="P95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96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97" style:family="paragraph" style:parent-style-name="Table_20_Contents">
      <style:text-properties officeooo:rsid="01291f17" officeooo:paragraph-rsid="01291f17"/>
    </style:style>
    <style:style style:name="P98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99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100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101" style:family="paragraph" style:parent-style-name="Table_20_Contents">
      <style:text-properties officeooo:rsid="012bcda4" officeooo:paragraph-rsid="012bcda4"/>
    </style:style>
    <style:style style:name="P102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103" style:family="paragraph" style:parent-style-name="Table_20_Contents">
      <style:paragraph-properties fo:text-align="center" style:justify-single-word="false"/>
      <style:text-properties officeooo:rsid="012bcda4" officeooo:paragraph-rsid="01548775"/>
    </style:style>
    <style:style style:name="P104" style:family="paragraph" style:parent-style-name="Table_20_Contents">
      <style:text-properties officeooo:rsid="012f6912" officeooo:paragraph-rsid="012f6912"/>
    </style:style>
    <style:style style:name="P105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106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107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108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109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110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111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112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113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114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115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116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117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118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119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120" style:family="paragraph" style:parent-style-name="Table_20_Contents">
      <style:paragraph-properties fo:text-align="justify" style:justify-single-word="false"/>
      <style:text-properties officeooo:rsid="014f4b32" officeooo:paragraph-rsid="014f4b32"/>
    </style:style>
    <style:style style:name="P121" style:family="paragraph" style:parent-style-name="Table_20_Contents">
      <style:paragraph-properties fo:text-align="justify" style:justify-single-word="false"/>
      <style:text-properties officeooo:rsid="0150ca93" officeooo:paragraph-rsid="0150ca93"/>
    </style:style>
    <style:style style:name="P122" style:family="paragraph" style:parent-style-name="Table_20_Contents">
      <style:paragraph-properties fo:text-align="justify" style:justify-single-word="false"/>
      <style:text-properties officeooo:rsid="0150ca93" officeooo:paragraph-rsid="01512504"/>
    </style:style>
    <style:style style:name="P123" style:family="paragraph" style:parent-style-name="Table_20_Contents">
      <style:paragraph-properties fo:text-align="justify" style:justify-single-word="false"/>
      <style:text-properties officeooo:rsid="0150ca93" officeooo:paragraph-rsid="015ed877"/>
    </style:style>
    <style:style style:name="P124" style:family="paragraph" style:parent-style-name="Table_20_Contents">
      <style:paragraph-properties fo:text-align="justify" style:justify-single-word="false"/>
      <style:text-properties officeooo:rsid="014f85c3" officeooo:paragraph-rsid="014f85c3"/>
    </style:style>
    <style:style style:name="P125" style:family="paragraph" style:parent-style-name="Table_20_Contents">
      <style:paragraph-properties fo:text-align="justify" style:justify-single-word="false"/>
      <style:text-properties officeooo:rsid="01512504" officeooo:paragraph-rsid="01512504"/>
    </style:style>
    <style:style style:name="P126" style:family="paragraph" style:parent-style-name="Table_20_Contents">
      <style:paragraph-properties fo:text-align="justify" style:justify-single-word="false"/>
      <style:text-properties officeooo:rsid="0152f2d1" officeooo:paragraph-rsid="01548775"/>
    </style:style>
    <style:style style:name="P127" style:family="paragraph" style:parent-style-name="Table_20_Contents">
      <style:paragraph-properties fo:text-align="justify" style:justify-single-word="false"/>
      <style:text-properties officeooo:rsid="0152f2d1" officeooo:paragraph-rsid="0156381c"/>
    </style:style>
    <style:style style:name="P128" style:family="paragraph" style:parent-style-name="Table_20_Contents">
      <style:paragraph-properties fo:text-align="center" style:justify-single-word="false"/>
      <style:text-properties officeooo:rsid="0152f2d1" officeooo:paragraph-rsid="01548775"/>
    </style:style>
    <style:style style:name="P129" style:family="paragraph" style:parent-style-name="Table_20_Contents">
      <style:paragraph-properties fo:text-align="justify" style:justify-single-word="false"/>
      <style:text-properties officeooo:rsid="01548775" officeooo:paragraph-rsid="01548775"/>
    </style:style>
    <style:style style:name="P130" style:family="paragraph" style:parent-style-name="Table_20_Contents">
      <style:paragraph-properties fo:text-align="justify" style:justify-single-word="false"/>
      <style:text-properties officeooo:rsid="0156381c" officeooo:paragraph-rsid="0156381c"/>
    </style:style>
    <style:style style:name="P131" style:family="paragraph" style:parent-style-name="Table_20_Contents">
      <style:paragraph-properties fo:text-align="center" style:justify-single-word="false"/>
      <style:text-properties officeooo:rsid="0156381c" officeooo:paragraph-rsid="0156381c"/>
    </style:style>
    <style:style style:name="P132" style:family="paragraph" style:parent-style-name="Table_20_Contents">
      <style:paragraph-properties fo:text-align="start" style:justify-single-word="false"/>
      <style:text-properties officeooo:rsid="0156381c" officeooo:paragraph-rsid="0156381c"/>
    </style:style>
    <style:style style:name="P133" style:family="paragraph" style:parent-style-name="Table_20_Contents">
      <style:paragraph-properties fo:text-align="justify" style:justify-single-word="false"/>
      <style:text-properties officeooo:rsid="0156c2df" officeooo:paragraph-rsid="0156c2df"/>
    </style:style>
    <style:style style:name="P134" style:family="paragraph" style:parent-style-name="Table_20_Contents">
      <style:paragraph-properties fo:text-align="center" style:justify-single-word="false"/>
      <style:text-properties officeooo:rsid="0156c2df" officeooo:paragraph-rsid="0156c2df"/>
    </style:style>
    <style:style style:name="P135" style:family="paragraph" style:parent-style-name="Table_20_Heading">
      <style:text-properties officeooo:rsid="01023a23" officeooo:paragraph-rsid="01023a23"/>
    </style:style>
    <style:style style:name="P136" style:family="paragraph" style:parent-style-name="Table_20_Heading">
      <style:text-properties officeooo:rsid="0102fe82" officeooo:paragraph-rsid="0102fe82"/>
    </style:style>
    <style:style style:name="P137" style:family="paragraph" style:parent-style-name="Table_20_Heading">
      <style:text-properties officeooo:rsid="0102fe82" officeooo:paragraph-rsid="0107fc3e"/>
    </style:style>
    <style:style style:name="P138" style:family="paragraph" style:parent-style-name="Table_20_Heading">
      <style:text-properties officeooo:rsid="0102fe82" officeooo:paragraph-rsid="010b557a"/>
    </style:style>
    <style:style style:name="P139" style:family="paragraph" style:parent-style-name="Table_20_Heading">
      <style:text-properties officeooo:rsid="0102fe82" officeooo:paragraph-rsid="0116da5c"/>
    </style:style>
    <style:style style:name="P140" style:family="paragraph" style:parent-style-name="Table_20_Heading">
      <style:text-properties officeooo:rsid="0102fe82" officeooo:paragraph-rsid="011ba118"/>
    </style:style>
    <style:style style:name="P141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42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43" style:family="paragraph" style:parent-style-name="Table_20_Heading">
      <style:text-properties officeooo:rsid="0102fe82" officeooo:paragraph-rsid="01548775"/>
    </style:style>
    <style:style style:name="P144" style:family="paragraph" style:parent-style-name="Table_20_Heading">
      <style:text-properties officeooo:rsid="0102fe82" officeooo:paragraph-rsid="0156381c"/>
    </style:style>
    <style:style style:name="P145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46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47" style:family="paragraph" style:parent-style-name="Table_20_Heading">
      <style:text-properties officeooo:rsid="011fc7a7" officeooo:paragraph-rsid="011fc7a7"/>
    </style:style>
    <style:style style:name="P148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49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50" style:family="paragraph" style:parent-style-name="Table_20_Heading">
      <style:paragraph-properties fo:text-align="center" style:justify-single-word="false"/>
      <style:text-properties officeooo:rsid="0121011a" officeooo:paragraph-rsid="01548775"/>
    </style:style>
    <style:style style:name="P151" style:family="paragraph" style:parent-style-name="Table_20_Heading">
      <style:paragraph-properties fo:text-align="center" style:justify-single-word="false"/>
      <style:text-properties officeooo:rsid="0121011a" officeooo:paragraph-rsid="0156381c"/>
    </style:style>
    <style:style style:name="P152" style:family="paragraph" style:parent-style-name="Table_20_Heading">
      <style:text-properties officeooo:rsid="0124f9da" officeooo:paragraph-rsid="0124f9da"/>
    </style:style>
    <style:style style:name="P153" style:family="paragraph" style:parent-style-name="Table_20_Heading">
      <style:text-properties officeooo:rsid="01272a70" officeooo:paragraph-rsid="01272a70"/>
    </style:style>
    <style:style style:name="P154" style:family="paragraph" style:parent-style-name="Table_20_Heading">
      <style:text-properties officeooo:rsid="014da49a" officeooo:paragraph-rsid="014da49a"/>
    </style:style>
    <style:style style:name="P155" style:family="paragraph" style:parent-style-name="Table">
      <style:paragraph-properties fo:keep-with-next="always"/>
    </style:style>
    <style:style style:name="P156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9" style:family="paragraph" style:parent-style-name="Text_20_body" style:list-style-name="L1">
      <style:text-properties officeooo:rsid="0102fe82" officeooo:paragraph-rsid="0102fe82"/>
    </style:style>
    <style:style style:name="P160" style:family="paragraph" style:parent-style-name="Text_20_body" style:list-style-name="L1">
      <style:text-properties officeooo:rsid="01042bd8" officeooo:paragraph-rsid="01042bd8"/>
    </style:style>
    <style:style style:name="P161" style:family="paragraph" style:parent-style-name="Text_20_body" style:list-style-name="L2">
      <style:text-properties officeooo:rsid="013b944d" officeooo:paragraph-rsid="013b944d"/>
    </style:style>
    <style:style style:name="P162" style:family="paragraph" style:parent-style-name="Text_20_body" style:list-style-name="L2">
      <style:text-properties officeooo:rsid="013d12bb" officeooo:paragraph-rsid="013d12bb"/>
    </style:style>
    <style:style style:name="P163" style:family="paragraph" style:parent-style-name="Text_20_body" style:list-style-name="">
      <style:paragraph-properties>
        <style:tab-stops/>
      </style:paragraph-properties>
    </style:style>
    <style:style style:name="P164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65" style:family="paragraph" style:parent-style-name="Text_20_body" style:list-style-name="L3">
      <style:text-properties officeooo:rsid="01512504" officeooo:paragraph-rsid="01512504"/>
    </style:style>
    <style:style style:name="P166" style:family="paragraph" style:parent-style-name="Text_20_body" style:list-style-name="L3">
      <style:text-properties officeooo:rsid="0154ad16" officeooo:paragraph-rsid="0154ad16"/>
    </style:style>
    <style:style style:name="P167" style:family="paragraph" style:parent-style-name="Heading_20_1" style:list-style-name=""/>
    <style:style style:name="P168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69" style:family="paragraph" style:parent-style-name="Heading_20_1" style:list-style-name="Нумерация_20_в_20_заголовках">
      <style:paragraph-properties fo:break-before="page"/>
    </style:style>
    <style:style style:name="P170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56381c"/>
    </style:style>
    <style:style style:name="P171" style:family="paragraph" style:parent-style-name="Heading_20_2" style:list-style-name="Нумерация_20_в_20_заголовках"/>
    <style:style style:name="P172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73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74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75" style:family="paragraph" style:parent-style-name="Heading_20_2" style:list-style-name="Нумерация_20_в_20_заголовках">
      <style:paragraph-properties fo:break-before="page"/>
    </style:style>
    <style:style style:name="P176" style:family="paragraph" style:parent-style-name="Heading_20_3" style:list-style-name="Нумерация_20_в_20_заголовках"/>
    <style:style style:name="P177" style:family="paragraph" style:parent-style-name="Heading_20_3" style:list-style-name="Нумерация_20_в_20_заголовках">
      <style:text-properties officeooo:paragraph-rsid="0107fc3e"/>
    </style:style>
    <style:style style:name="P178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79" style:family="paragraph" style:parent-style-name="Heading_20_3" style:list-style-name="Нумерация_20_в_20_заголовках">
      <style:text-properties officeooo:rsid="0145680d"/>
    </style:style>
    <style:style style:name="P180" style:family="paragraph" style:parent-style-name="Table_20_Contents">
      <style:paragraph-properties fo:text-align="justify" style:justify-single-word="false"/>
      <style:text-properties officeooo:rsid="0161b029" officeooo:paragraph-rsid="0161b029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T40" style:family="text">
      <style:text-properties officeooo:rsid="014ad18e"/>
    </style:style>
    <style:style style:name="T41" style:family="text">
      <style:text-properties officeooo:rsid="01512504"/>
    </style:style>
    <style:style style:name="T42" style:family="text">
      <style:text-properties officeooo:rsid="0152f2d1"/>
    </style:style>
    <style:style style:name="T43" style:family="text">
      <style:text-properties officeooo:rsid="01548775"/>
    </style:style>
    <style:style style:name="T44" style:family="text">
      <style:text-properties officeooo:rsid="0156381c"/>
    </style:style>
    <style:style style:name="T45" style:family="text">
      <style:text-properties officeooo:rsid="0156c2df"/>
    </style:style>
    <style:style style:name="T46" style:family="text">
      <style:text-properties officeooo:rsid="01580dfe"/>
    </style:style>
    <style:style style:name="T47" style:family="text">
      <style:text-properties officeooo:rsid="015a53a8"/>
    </style:style>
    <style:style style:name="T48" style:family="text">
      <style:text-properties officeooo:rsid="015b1013"/>
    </style:style>
    <style:style style:name="T49" style:family="text">
      <style:text-properties officeooo:rsid="015df055"/>
    </style:style>
    <style:style style:name="T50" style:family="text">
      <style:text-properties style:font-name="Arial1" officeooo:rsid="015b1013" style:font-size-asian="10.5pt"/>
    </style:style>
    <style:style style:name="T51" style:family="text">
      <style:text-properties officeooo:rsid="015ed877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57"><text:a xlink:type="simple" xlink:href="#__RefHeading__61_1928543781" text:style-name="Index_20_Link" text:visited-style-name="Index_20_Link">1 Соглашения<text:tab/>2</text:a></text:p>
          <text:p text:style-name="P156"><text:a xlink:type="simple" xlink:href="#__RefHeading__1069_1792211939" text:style-name="Index_20_Link" text:visited-style-name="Index_20_Link">1.1 Единицы измерения<text:tab/>2</text:a></text:p>
          <text:p text:style-name="P156"><text:a xlink:type="simple" xlink:href="#__RefHeading__1000_97094416" text:style-name="Index_20_Link" text:visited-style-name="Index_20_Link">1.2 Null and Empty strings<text:tab/>2</text:a></text:p>
          <text:p text:style-name="P156"><text:a xlink:type="simple" xlink:href="#__RefHeading__2534_1025388476" text:style-name="Index_20_Link" text:visited-style-name="Index_20_Link">1.3 Валидация текстовых полей<text:tab/>2</text:a></text:p>
          <text:p text:style-name="P157"><text:a xlink:type="simple" xlink:href="#__RefHeading__1071_1792211939" text:style-name="Index_20_Link" text:visited-style-name="Index_20_Link">2 Компоненты системы<text:tab/>3</text:a></text:p>
          <text:p text:style-name="P156"><text:a xlink:type="simple" xlink:href="#__RefHeading__63_1928543781" text:style-name="Index_20_Link" text:visited-style-name="Index_20_Link">2.1 Административный интерфейс<text:tab/>3</text:a></text:p>
          <text:p text:style-name="P158"><text:a xlink:type="simple" xlink:href="#__RefHeading__1520_1511760418" text:style-name="Index_20_Link" text:visited-style-name="Index_20_Link">2.1.1 Суперпользователь (Superuser)<text:tab/>3</text:a></text:p>
          <text:p text:style-name="P158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58"><text:a xlink:type="simple" xlink:href="#__RefHeading__65_1928543781" text:style-name="Index_20_Link" text:visited-style-name="Index_20_Link">2.1.3 Управление пользователями (Users)<text:tab/>4</text:a></text:p>
          <text:p text:style-name="P158"><text:a xlink:type="simple" xlink:href="#__RefHeading__1171_1754445247" text:style-name="Index_20_Link" text:visited-style-name="Index_20_Link">2.1.4 Аутентификация пользователей<text:tab/>4</text:a></text:p>
          <text:p text:style-name="P158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58"><text:a xlink:type="simple" xlink:href="#__RefHeading__1002_97094416" text:style-name="Index_20_Link" text:visited-style-name="Index_20_Link">2.1.6 Логи (Logs)<text:tab/>6</text:a></text:p>
          <text:p text:style-name="P156"><text:a xlink:type="simple" xlink:href="#__RefHeading__1004_97094416" text:style-name="Index_20_Link" text:visited-style-name="Index_20_Link">2.2 Пользовательский интерфейс<text:tab/>8</text:a></text:p>
          <text:p text:style-name="P158"><text:a xlink:type="simple" xlink:href="#__RefHeading__1906_1742503065" text:style-name="Index_20_Link" text:visited-style-name="Index_20_Link">2.2.1 Сообщения (Messages)<text:tab/>8</text:a></text:p>
          <text:p text:style-name="P157"><text:a xlink:type="simple" xlink:href="#__RefHeading__116_1625461075" text:style-name="Index_20_Link" text:visited-style-name="Index_20_Link">3 Сущности<text:tab/>10</text:a></text:p>
          <text:p text:style-name="P156"><text:a xlink:type="simple" xlink:href="#__RefHeading__791_1038850855" text:style-name="Index_20_Link" text:visited-style-name="Index_20_Link">3.1 Тэг (Tag)<text:tab/>10</text:a></text:p>
          <text:p text:style-name="P157"><text:a xlink:type="simple" xlink:href="#__RefHeading__593_785244112" text:style-name="Index_20_Link" text:visited-style-name="Index_20_Link">4 Варианты использования (Use cases)<text:tab/>11</text:a></text:p>
          <text:p text:style-name="P156"><text:a xlink:type="simple" xlink:href="#__RefHeading__1075_1038850855" text:style-name="Index_20_Link" text:visited-style-name="Index_20_Link">4.1 Организации и Пользователи<text:tab/>11</text:a></text:p>
          <text:p text:style-name="P157"><text:a xlink:type="simple" xlink:href="#__RefHeading__802_1134636508" text:style-name="Index_20_Link" text:visited-style-name="Index_20_Link">5 Архитектурные решения<text:tab/>12</text:a></text:p>
          <text:p text:style-name="P156"><text:a xlink:type="simple" xlink:href="#__RefHeading__804_1134636508" text:style-name="Index_20_Link" text:visited-style-name="Index_20_Link">5.1 Хранение аватарок пользователя в базе данных<text:tab/>12</text:a></text:p>
        </text:index-body>
      </text:table-of-content>
      <text:p text:style-name="P34"/>
      <text:list xml:id="list8146119951039776229" text:style-name="Нумерация_20_в_20_заголовках">
        <text:list-item>
          <text:h text:style-name="P168" text:outline-level="1"><text:bookmark-start text:name="__RefHeading__61_1928543781"/>Соглашения<text:bookmark-end text:name="__RefHeading__61_1928543781"/></text:h>
          <text:list>
            <text:list-item>
              <text:h text:style-name="P172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75252786917258" text:continue-numbering="true" text:style-name="Нумерация_20_в_20_заголовках">
        <text:list-item>
          <text:list>
            <text:list-item>
              <text:h text:style-name="P173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47">Function</text:p>
            </table:table-cell>
            <table:table-cell table:style-name="NullAndEmpty.B1" office:value-type="string">
              <text:p text:style-name="P147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75252395394878" text:continue-numbering="true" text:style-name="Нумерация_20_в_20_заголовках">
        <text:list-item>
          <text:list>
            <text:list-item>
              <text:h text:style-name="P174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25">\w — Буквенный или цифровой символ или знак подчёркивания, <text:span text:style-name="T40">включая русские буквы. Для ограничения латинским алфавитом используется [A-Za-z0-9_].</text:span></text:p>
      <text:p text:style-name="P24">\s — <text:span text:style-name="T39">Пробельный символ</text:span></text:p>
      <text:p text:style-name="P23">+ — Одно или более</text:p>
      <text:p text:style-name="P24"><text:a xlink:type="simple" xlink:href="http://ru.wikipedia.org/wiki/Регулярные%20выражения"><text:span text:style-name="T39">Регулярные выражения</text:span></text:a></text:p>
      <text:list xml:id="list175253599245781" text:continue-numbering="true" text:style-name="Нумерация_20_в_20_заголовках">
        <text:list-item>
          <text:h text:style-name="P169" text:outline-level="1"><text:bookmark-start text:name="__RefHeading__1071_1792211939"/>Компоненты системы<text:bookmark-end text:name="__RefHeading__1071_1792211939"/></text:h>
        </text:list-item>
      </text:list>
      <text:p text:style-name="P155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135">Компонент системы</text:p>
            </table:table-cell>
            <table:table-cell table:style-name="URLs.B1" office:value-type="string">
              <text:p text:style-name="P135">URL</text:p>
            </table:table-cell>
          </table:table-row>
        </table:table-header-rows>
        <table:table-row>
          <table:table-cell table:style-name="URLs.A2" office:value-type="string">
            <text:p text:style-name="P69">Начальная страница</text:p>
          </table:table-cell>
          <table:table-cell table:style-name="URLs.B2" office:value-type="string">
            <text:p text:style-name="P69">/</text:p>
          </table:table-cell>
        </table:table-row>
        <table:table-row>
          <table:table-cell table:style-name="URLs.A2" office:value-type="string">
            <text:p text:style-name="P69">Главная страница пользователя</text:p>
          </table:table-cell>
          <table:table-cell table:style-name="URLs.B2" office:value-type="string">
            <text:p text:style-name="P36">/<text:span text:style-name="T13">dashboard</text:span></text:p>
          </table:table-cell>
        </table:table-row>
        <table:table-row>
          <table:table-cell table:style-name="URLs.A2" office:value-type="string">
            <text:p text:style-name="P38">Административный интерфейс</text:p>
          </table:table-cell>
          <table:table-cell table:style-name="URLs.B2" office:value-type="string">
            <text:p text:style-name="P36">/<text:span text:style-name="T6">superuser</text:span></text:p>
          </table:table-cell>
        </table:table-row>
        <table:table-row>
          <table:table-cell table:style-name="URLs.A2" office:value-type="string">
            <text:p text:style-name="P39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37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39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37">/<text:span text:style-name="T6">superuser/users</text:span></text:p>
          </table:table-cell>
        </table:table-row>
        <table:table-row>
          <table:table-cell table:style-name="URLs.A2" office:value-type="string">
            <text:p text:style-name="P39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37">/<text:span text:style-name="T6">superuser/roles_and_permissions</text:span></text:p>
          </table:table-cell>
        </table:table-row>
      </table:table>
      <text:p text:style-name="P5"/>
      <text:list xml:id="list175252231855561" text:continue-numbering="true" text:style-name="Нумерация_20_в_20_заголовках">
        <text:list-item>
          <text:list>
            <text:list-item>
              <text:h text:style-name="P171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7525193072073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8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55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136">Name</text:p>
            </table:table-cell>
            <table:table-cell table:style-name="Таблица.A1" office:value-type="string">
              <text:p text:style-name="P142">Type</text:p>
            </table:table-cell>
            <table:table-cell table:style-name="Таблица.A1" office:value-type="string">
              <text:p text:style-name="P146">Validation</text:p>
            </table:table-cell>
            <table:table-cell table:style-name="Таблица.D1" office:value-type="string">
              <text:p text:style-name="P136">Comment</text:p>
            </table:table-cell>
          </table:table-row>
        </table:table-header-rows>
        <table:table-row>
          <table:table-cell table:style-name="Таблица.A2" office:value-type="string">
            <text:p text:style-name="P107">uuid</text:p>
          </table:table-cell>
          <table:table-cell table:style-name="Таблица.A2" office:value-type="string">
            <text:p text:style-name="P53">UUID</text:p>
          </table:table-cell>
          <table:table-cell table:style-name="Таблица.A2" office:value-type="string">
            <text:p text:style-name="P75">not<text:span text:style-name="T21">Empty</text:span></text:p>
          </table:table-cell>
          <table:table-cell table:style-name="Таблица.D2" office:value-type="string">
            <text:p text:style-name="P107">id</text:p>
          </table:table-cell>
        </table:table-row>
        <table:table-row>
          <table:table-cell table:style-name="Таблица.A2" office:value-type="string">
            <text:p text:style-name="P40">label</text:p>
          </table:table-cell>
          <table:table-cell table:style-name="Таблица.A2" office:value-type="string">
            <text:p text:style-name="P43">varchar(32)</text:p>
          </table:table-cell>
          <table:table-cell table:style-name="Таблица.A2" office:value-type="string">
            <text:p text:style-name="P110">[<text:span text:style-name="T27">\w</text:span>\s]+</text:p>
          </table:table-cell>
          <table:table-cell table:style-name="Таблица.D2" office:value-type="string">
            <text:p text:style-name="P40">Метка</text:p>
          </table:table-cell>
        </table:table-row>
        <table:table-row>
          <table:table-cell table:style-name="Таблица.A2" office:value-type="string">
            <text:p text:style-name="P40">email</text:p>
          </table:table-cell>
          <table:table-cell table:style-name="Таблица.A2" office:value-type="string">
            <text:p text:style-name="P43">varchar(32)</text:p>
          </table:table-cell>
          <table:table-cell table:style-name="Таблица.A2" office:value-type="string">
            <text:p text:style-name="P108">[a-z0-9_.]<text:span text:style-name="T26">+@[a-z0-9.]+</text:span></text:p>
          </table:table-cell>
          <table:table-cell table:style-name="Таблица.D2" office:value-type="string">
            <text:p text:style-name="P40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40">passwordHash</text:p>
          </table:table-cell>
          <table:table-cell table:style-name="Таблица.A2" office:value-type="string">
            <text:p text:style-name="P43">varchar</text:p>
          </table:table-cell>
          <table:table-cell table:style-name="Таблица.A2" office:value-type="string">
            <text:p text:style-name="P75">not<text:span text:style-name="T21">Empty</text:span></text:p>
          </table:table-cell>
          <table:table-cell table:style-name="Таблица.D2" office:value-type="string">
            <text:p text:style-name="P40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6414894538092351310" text:style-name="L1">
        <text:list-item>
          <text:p text:style-name="P159">Создание</text:p>
        </text:list-item>
        <text:list-item>
          <text:p text:style-name="P160">Редактирование</text:p>
        </text:list-item>
        <text:list-item>
          <text:p text:style-name="P159">Удаление</text:p>
        </text:list-item>
        <text:list-item>
          <text:p text:style-name="P159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75252513878052" text:continue-list="list175251930720731" text:style-name="Нумерация_20_в_20_заголовках">
        <text:list-item>
          <text:list>
            <text:list-item>
              <text:list>
                <text:list-item>
                  <text:h text:style-name="P178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55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37">Name</text:p>
            </table:table-cell>
            <table:table-cell table:style-name="Таблица1.A1" office:value-type="string">
              <text:p text:style-name="P137">Type</text:p>
            </table:table-cell>
            <table:table-cell table:style-name="Таблица1.A1" office:value-type="string">
              <text:p text:style-name="P145">Validation</text:p>
            </table:table-cell>
            <table:table-cell table:style-name="Таблица1.D1" office:value-type="string">
              <text:p text:style-name="P137">Comment</text:p>
            </table:table-cell>
          </table:table-row>
        </table:table-header-rows>
        <table:table-row>
          <table:table-cell table:style-name="Таблица1.A2" office:value-type="string">
            <text:p text:style-name="P49">uuid</text:p>
          </table:table-cell>
          <table:table-cell table:style-name="Таблица1.A2" office:value-type="string">
            <text:p text:style-name="P49">UUID</text:p>
          </table:table-cell>
          <table:table-cell table:style-name="Таблица1.A2" office:value-type="string">
            <text:p text:style-name="P75">not<text:span text:style-name="T21">Empty</text:span></text:p>
          </table:table-cell>
          <table:table-cell table:style-name="Таблица1.D2" office:value-type="string">
            <text:p text:style-name="P56">id</text:p>
          </table:table-cell>
        </table:table-row>
        <table:table-row>
          <table:table-cell table:style-name="Таблица1.A2" office:value-type="string">
            <text:p text:style-name="P56">formOfOwnership</text:p>
          </table:table-cell>
          <table:table-cell table:style-name="Таблица1.A2" office:value-type="string">
            <text:p text:style-name="P56">int</text:p>
          </table:table-cell>
          <table:table-cell table:style-name="Таблица1.A2" office:value-type="string">
            <text:p text:style-name="P112"><text:span text:style-name="T20">notEmpty</text:span>, выбор из списка</text:p>
          </table:table-cell>
          <table:table-cell table:style-name="Таблица1.D2" office:value-type="string">
            <text:p text:style-name="P56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56">fullName</text:p>
          </table:table-cell>
          <table:table-cell table:style-name="Таблица1.A2" office:value-type="string">
            <text:p text:style-name="P42">varchar<text:span text:style-name="T10">(128)</text:span></text:p>
          </table:table-cell>
          <table:table-cell table:style-name="Таблица1.A2" office:value-type="string">
            <text:p text:style-name="P113">[\w\s]+</text:p>
          </table:table-cell>
          <table:table-cell table:style-name="Таблица1.D2" office:value-type="string">
            <text:p text:style-name="P56">Полное наименование</text:p>
          </table:table-cell>
        </table:table-row>
        <table:table-row>
          <table:table-cell table:style-name="Таблица1.A2" office:value-type="string">
            <text:p text:style-name="P56">shortName</text:p>
          </table:table-cell>
          <table:table-cell table:style-name="Таблица1.A2" office:value-type="string">
            <text:p text:style-name="P41">varchar(32)</text:p>
          </table:table-cell>
          <table:table-cell table:style-name="Таблица1.A2" office:value-type="string">
            <text:p text:style-name="P113">[\w\s]+</text:p>
          </table:table-cell>
          <table:table-cell table:style-name="Таблица1.D2" office:value-type="string">
            <text:p text:style-name="P56">Сокращенное наименование</text:p>
          </table:table-cell>
        </table:table-row>
        <table:table-row>
          <table:table-cell table:style-name="Таблица1.A2" office:value-type="string">
            <text:p text:style-name="P56">TIN</text:p>
          </table:table-cell>
          <table:table-cell table:style-name="Таблица1.A2" office:value-type="string">
            <text:p text:style-name="P42">varchar(<text:span text:style-name="T10">10</text:span>)</text:p>
          </table:table-cell>
          <table:table-cell table:style-name="Таблица1.A2" office:value-type="string">
            <text:p text:style-name="P111">[0-9]{10}</text:p>
          </table:table-cell>
          <table:table-cell table:style-name="Таблица1.D2" office:value-type="string">
            <text:p text:style-name="P56">ИНН</text:p>
          </table:table-cell>
        </table:table-row>
      </table:table>
      <text:list xml:id="list17525211372405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7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55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38">Name</text:p>
            </table:table-cell>
            <table:table-cell table:style-name="Таблица2.A1" office:value-type="string">
              <text:p text:style-name="P141">Type</text:p>
            </table:table-cell>
            <table:table-cell table:style-name="Таблица2.A1" office:value-type="string">
              <text:p text:style-name="P148">Validation</text:p>
            </table:table-cell>
            <table:table-cell table:style-name="Таблица2.D1" office:value-type="string">
              <text:p text:style-name="P138">Comment</text:p>
            </table:table-cell>
          </table:table-row>
        </table:table-header-rows>
        <table:table-row>
          <table:table-cell table:style-name="Таблица2.A2" office:value-type="string">
            <text:p text:style-name="P50">uuid</text:p>
          </table:table-cell>
          <table:table-cell table:style-name="Таблица2.A2" office:value-type="string">
            <text:p text:style-name="P52">UUID</text:p>
          </table:table-cell>
          <table:table-cell table:style-name="Таблица2.A2" office:value-type="string">
            <text:p text:style-name="P73">not<text:span text:style-name="T21">Empty</text:span></text:p>
          </table:table-cell>
          <table:table-cell table:style-name="Таблица2.D2" office:value-type="string">
            <text:p text:style-name="P57">id</text:p>
          </table:table-cell>
        </table:table-row>
        <table:table-row>
          <table:table-cell table:style-name="Таблица2.A2" office:value-type="string">
            <text:p text:style-name="P67">organizationId</text:p>
          </table:table-cell>
          <table:table-cell table:style-name="Таблица2.A2" office:value-type="string">
            <text:p text:style-name="P68">UUID</text:p>
          </table:table-cell>
          <table:table-cell table:style-name="Таблица2.A2" office:value-type="string">
            <text:p text:style-name="P73">not<text:span text:style-name="T21">Empty</text:span></text:p>
          </table:table-cell>
          <table:table-cell table:style-name="Таблица2.D2" office:value-type="string">
            <text:p text:style-name="P67">id организации</text:p>
          </table:table-cell>
        </table:table-row>
        <table:table-row>
          <table:table-cell table:style-name="Таблица2.A2" office:value-type="string">
            <text:p text:style-name="P60">username</text:p>
          </table:table-cell>
          <table:table-cell table:style-name="Таблица2.A2" office:value-type="string">
            <text:p text:style-name="P45">varchar(32)</text:p>
          </table:table-cell>
          <table:table-cell table:style-name="Таблица2.A2" office:value-type="string">
            <text:p text:style-name="P72">[A-Za-z0-9]<text:span text:style-name="T27">+</text:span></text:p>
          </table:table-cell>
          <table:table-cell table:style-name="Таблица2.D2" office:value-type="string">
            <text:p text:style-name="P67">Имя пользователя для логина</text:p>
          </table:table-cell>
        </table:table-row>
        <table:table-row>
          <table:table-cell table:style-name="Таблица2.A2" office:value-type="string">
            <text:p text:style-name="P40">passwordHash</text:p>
          </table:table-cell>
          <table:table-cell table:style-name="Таблица2.A2" office:value-type="string">
            <text:p text:style-name="P43">varchar</text:p>
          </table:table-cell>
          <table:table-cell table:style-name="Таблица2.A2" office:value-type="string">
            <text:p text:style-name="P76">not<text:span text:style-name="T21">Empty</text:span></text:p>
          </table:table-cell>
          <table:table-cell table:style-name="Таблица2.D2" office:value-type="string">
            <text:p text:style-name="P40">Хэш пароля</text:p>
          </table:table-cell>
        </table:table-row>
        <table:table-row>
          <table:table-cell table:style-name="Таблица2.A2" office:value-type="string">
            <text:p text:style-name="P40">email</text:p>
          </table:table-cell>
          <table:table-cell table:style-name="Таблица2.A2" office:value-type="string">
            <text:p text:style-name="P43">varchar(32)</text:p>
          </table:table-cell>
          <table:table-cell table:style-name="Таблица2.A2" office:value-type="string">
            <text:p text:style-name="P109">[a-z0-9_.]<text:span text:style-name="T26">+@[a-z0-9.]+</text:span></text:p>
          </table:table-cell>
          <table:table-cell table:style-name="Таблица2.D2" office:value-type="string">
            <text:p text:style-name="P62">Для оповещений</text:p>
          </table:table-cell>
        </table:table-row>
        <table:table-row>
          <table:table-cell table:style-name="Таблица2.A2" office:value-type="string">
            <text:p text:style-name="P63">firstName</text:p>
          </table:table-cell>
          <table:table-cell table:style-name="Таблица2.A2" office:value-type="string">
            <text:p text:style-name="P44">varchar(32)</text:p>
          </table:table-cell>
          <table:table-cell table:style-name="Таблица2.A2" office:value-type="string">
            <text:p text:style-name="P114">[\w]+</text:p>
          </table:table-cell>
          <table:table-cell table:style-name="Таблица2.D2" office:value-type="string">
            <text:p text:style-name="P63">Имя</text:p>
          </table:table-cell>
        </table:table-row>
        <table:table-row>
          <table:table-cell table:style-name="Таблица2.A2" office:value-type="string">
            <text:p text:style-name="P61">lastName</text:p>
          </table:table-cell>
          <table:table-cell table:style-name="Таблица2.A2" office:value-type="string">
            <text:p text:style-name="P44">varchar(32)</text:p>
          </table:table-cell>
          <table:table-cell table:style-name="Таблица2.A2" office:value-type="string">
            <text:p text:style-name="P114">[\w]+</text:p>
          </table:table-cell>
          <table:table-cell table:style-name="Таблица2.D2" office:value-type="string">
            <text:p text:style-name="P61">Фамилия</text:p>
          </table:table-cell>
        </table:table-row>
        <table:table-row>
          <table:table-cell table:style-name="Таблица2.A2" office:value-type="string">
            <text:p text:style-name="P61">patronymicName</text:p>
          </table:table-cell>
          <table:table-cell table:style-name="Таблица2.A2" office:value-type="string">
            <text:p text:style-name="P44">varchar(32)</text:p>
          </table:table-cell>
          <table:table-cell table:style-name="Таблица2.A2" office:value-type="string">
            <text:p text:style-name="P114">[\w]+</text:p>
          </table:table-cell>
          <table:table-cell table:style-name="Таблица2.D2" office:value-type="string">
            <text:p text:style-name="P61">Отчество</text:p>
          </table:table-cell>
        </table:table-row>
        <table:table-row>
          <table:table-cell table:style-name="Таблица2.A2" office:value-type="string">
            <text:p text:style-name="P61">title</text:p>
          </table:table-cell>
          <table:table-cell table:style-name="Таблица2.A2" office:value-type="string">
            <text:p text:style-name="P44">varchar(<text:span text:style-name="T11">64</text:span>)</text:p>
          </table:table-cell>
          <table:table-cell table:style-name="Таблица2.A2" office:value-type="string">
            <text:p text:style-name="P114">[\w<text:span text:style-name="T32">\s</text:span>]+</text:p>
          </table:table-cell>
          <table:table-cell table:style-name="Таблица2.D2" office:value-type="string">
            <text:p text:style-name="P61">Должность</text:p>
          </table:table-cell>
        </table:table-row>
        <table:table-row>
          <table:table-cell table:style-name="Таблица2.A2" office:value-type="string">
            <text:p text:style-name="P61">photo</text:p>
          </table:table-cell>
          <table:table-cell table:style-name="Таблица2.A2" office:value-type="string">
            <text:p text:style-name="P64">binary</text:p>
          </table:table-cell>
          <table:table-cell table:style-name="Таблица2.A2" office:value-type="string">
            <text:p text:style-name="P64"/>
          </table:table-cell>
          <table:table-cell table:style-name="Таблица2.D2" office:value-type="string">
            <text:p text:style-name="P61">Фото (аватарка)</text:p>
          </table:table-cell>
        </table:table-row>
        <table:table-row>
          <table:table-cell table:style-name="Таблица2.A2" office:value-type="string">
            <text:p text:style-name="P65">status</text:p>
          </table:table-cell>
          <table:table-cell table:style-name="Таблица2.A2" office:value-type="string">
            <text:p text:style-name="P66">int</text:p>
          </table:table-cell>
          <table:table-cell table:style-name="Таблица2.A2" office:value-type="string">
            <text:p text:style-name="P66"/>
          </table:table-cell>
          <table:table-cell table:style-name="Таблица2.D2" office:value-type="string">
            <text:p text:style-name="P65">Статус пользователя</text:p>
          </table:table-cell>
        </table:table-row>
        <table:table-row>
          <table:table-cell table:style-name="Таблица2.A2" office:value-type="string">
            <text:p text:style-name="P133">lastMessageRead</text:p>
          </table:table-cell>
          <table:table-cell table:style-name="Таблица2.A2" office:value-type="string">
            <text:p text:style-name="P134">UUID</text:p>
          </table:table-cell>
          <table:table-cell table:style-name="Таблица2.A2" office:value-type="string">
            <text:p text:style-name="P66"/>
          </table:table-cell>
          <table:table-cell table:style-name="Таблица2.D2" office:value-type="string">
            <text:p text:style-name="P133">id последнего прочитанного сообщений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7525178878294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9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<text:soft-page-break/>eventType=userLoggedIn, при ошибке в пароле eventType=userInvalidPassword. При неизвестном имени пользователя фиксируется попытка с eventType=userUnknown.</text:p>
      <text:list xml:id="list17525213398965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6" text:outline-level="3"><text:bookmark-start text:name="__RefHeading__1524_1511760418"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55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39">Name</text:p>
            </table:table-cell>
            <table:table-cell table:style-name="Таблица3.A1" office:value-type="string">
              <text:p text:style-name="P139">Type</text:p>
            </table:table-cell>
            <table:table-cell table:style-name="Таблица3.A1" office:value-type="string">
              <text:p text:style-name="P149">Validation</text:p>
            </table:table-cell>
            <table:table-cell table:style-name="Таблица3.D1" office:value-type="string">
              <text:p text:style-name="P139">Comment</text:p>
            </table:table-cell>
          </table:table-row>
        </table:table-header-rows>
        <table:table-row>
          <table:table-cell table:style-name="Таблица3.A2" office:value-type="string">
            <text:p text:style-name="P50">uuid</text:p>
          </table:table-cell>
          <table:table-cell table:style-name="Таблица3.A2" office:value-type="string">
            <text:p text:style-name="P52">UUID</text:p>
          </table:table-cell>
          <table:table-cell table:style-name="Таблица3.A2" office:value-type="string">
            <text:p text:style-name="P73">not<text:span text:style-name="T21">Empty</text:span></text:p>
          </table:table-cell>
          <table:table-cell table:style-name="Таблица3.D2" office:value-type="string">
            <text:p text:style-name="P57">id</text:p>
          </table:table-cell>
        </table:table-row>
        <table:table-row>
          <table:table-cell table:style-name="Таблица3.A2" office:value-type="string">
            <text:p text:style-name="P70">title</text:p>
          </table:table-cell>
          <table:table-cell table:style-name="Таблица3.A2" office:value-type="string">
            <text:p text:style-name="P47">varchar<text:span text:style-name="T16">(32)</text:span></text:p>
          </table:table-cell>
          <table:table-cell table:style-name="Таблица3.A2" office:value-type="string">
            <text:p text:style-name="P74">[a-z0-9_]<text:span text:style-name="T29">+</text:span></text:p>
          </table:table-cell>
          <table:table-cell table:style-name="Таблица3.D2" office:value-type="string">
            <text:p text:style-name="P70">Заголовок</text:p>
          </table:table-cell>
        </table:table-row>
        <table:table-row>
          <table:table-cell table:style-name="Таблица3.A2" office:value-type="string">
            <text:p text:style-name="P70">description</text:p>
          </table:table-cell>
          <table:table-cell table:style-name="Таблица3.A2" office:value-type="string">
            <text:p text:style-name="P47">varchar<text:span text:style-name="T35">(128)</text:span></text:p>
          </table:table-cell>
          <table:table-cell table:style-name="Таблица3.A2" office:value-type="string">
            <text:p text:style-name="P115">[\w<text:span text:style-name="T32">\s</text:span>]+</text:p>
          </table:table-cell>
          <table:table-cell table:style-name="Таблица3.D2" office:value-type="string">
            <text:p text:style-name="P70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240964173326139591" text:style-name="L2">
        <text:list-item>
          <text:p text:style-name="P161">Присваиваем default</text:p>
        </text:list-item>
        <text:list-item>
          <text:p text:style-name="P161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62">Если после перебора всех прав пользователя осталось default, аналогично перебираем права из роли.</text:p>
        </text:list-item>
        <text:list-item>
          <text:p text:style-name="P162">Если и после просмотра ролей default, присваиваем forbidden.</text:p>
        </text:list-item>
      </text:list>
      <text:p text:style-name="P155">Таблица <text:sequence text:ref-name="refTable5" text:name="Table" text:formula="ooow:Table+1" style:num-format="1">2.1.5.2</text:sequence> - Права</text:p>
      <table:table table:name="ПраваВСистеме" table:style-name="ПраваВСистеме">
        <table:table-column table:style-name="ПраваВСистеме.A"/>
        <table:table-column table:style-name="ПраваВСистеме.B"/>
        <table:table-header-rows>
          <table:table-row>
            <table:table-cell table:style-name="ПраваВСистеме.A1" office:value-type="string">
              <text:p text:style-name="P154">Право</text:p>
            </table:table-cell>
            <table:table-cell table:style-name="ПраваВСистеме.B1" office:value-type="string">
              <text:p text:style-name="P154">Описание</text:p>
            </table:table-cell>
          </table:table-row>
        </table:table-header-rows>
        <table:table-row>
          <table:table-cell table:style-name="ПраваВСистеме.A2" office:value-type="string">
            <text:p text:style-name="P120">manage_organizations</text:p>
          </table:table-cell>
          <table:table-cell table:style-name="ПраваВСистеме.B2" office:value-type="string">
            <text:p text:style-name="P120">Управление организациями</text:p>
          </table:table-cell>
        </table:table-row>
        <table:table-row>
          <table:table-cell table:style-name="ПраваВСистеме.A2" office:value-type="string">
            <text:p text:style-name="P120">manage_users</text:p>
          </table:table-cell>
          <table:table-cell table:style-name="ПраваВСистеме.B2" office:value-type="string">
            <text:p text:style-name="P120">Управление пользователями</text:p>
          </table:table-cell>
        </table:table-row>
        <table:table-row>
          <table:table-cell table:style-name="ПраваВСистеме.A2" office:value-type="string">
            <text:p text:style-name="P120">send_broadcast_messages</text:p>
          </table:table-cell>
          <table:table-cell table:style-name="ПраваВСистеме.B2" office:value-type="string">
            <text:p text:style-name="P120">Отправка <text:span text:style-name="T41">широковещательных </text:span>сообщений</text:p>
          </table:table-cell>
        </table:table-row>
        <table:table-row>
          <table:table-cell table:style-name="ПраваВСистеме.A2" office:value-type="string">
            <text:p text:style-name="P125">read_broadcast_messages</text:p>
          </table:table-cell>
          <table:table-cell table:style-name="ПраваВСистеме.B2" office:value-type="string">
            <text:p text:style-name="P125">Чтение широковещательных сообщений</text:p>
          </table:table-cell>
        </table:table-row>
        <table:table-row>
          <table:table-cell table:style-name="ПраваВСистеме.A2" office:value-type="string">
            <text:p text:style-name="P121">send_private_messages</text:p>
          </table:table-cell>
          <table:table-cell table:style-name="ПраваВСистеме.B2" office:value-type="string">
            <text:p text:style-name="P121">Оправка <text:span text:style-name="T51">личных</text:span> сообщений</text:p>
          </table:table-cell>
        </table:table-row>
        <table:table-row>
          <table:table-cell table:style-name="ПраваВСистеме.A2" office:value-type="string">
            <text:p text:style-name="P121">read_private_messages</text:p>
          </table:table-cell>
          <table:table-cell table:style-name="ПраваВСистеме.B2" office:value-type="string">
            <text:p text:style-name="P123">Чтение <text:span text:style-name="T51">личных</text:span> сообщений</text:p>
          </table:table-cell>
        </table:table-row>
        <table:table-row>
          <table:table-cell table:style-name="ПраваВСистеме.A2" office:value-type="string">
            <text:p text:style-name="P121">send_<text:span text:style-name="T41">organization</text:span>_messages</text:p>
          </table:table-cell>
          <table:table-cell table:style-name="ПраваВСистеме.B2" office:value-type="string">
            <text:p text:style-name="P121">Оправка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22">read_<text:span text:style-name="T41">organization</text:span>_messages</text:p>
          </table:table-cell>
          <table:table-cell table:style-name="ПраваВСистеме.B2" office:value-type="string">
            <text:p text:style-name="P121">Чтение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24">manage_operation_mode</text:p>
          </table:table-cell>
          <table:table-cell table:style-name="ПраваВСистеме.B2" office:value-type="string">
            <text:p text:style-name="P124">Изменение режима эксплуатации</text:p>
          </table:table-cell>
        </table:table-row>
        <table:table-row>
          <table:table-cell table:style-name="ПраваВСистеме.A2" office:value-type="string">
            <text:p text:style-name="P180">access_dispatcher</text:p>
          </table:table-cell>
          <table:table-cell table:style-name="ПраваВСистеме.B2" office:value-type="string">
            <text:p text:style-name="P180">Доступ к разделу «Диспетчерская»</text:p>
          </table:table-cell>
        </table:table-row>
        <text:soft-page-break/>
        <table:table-row>
          <table:table-cell table:style-name="ПраваВСистеме.A2" office:value-type="string">
            <text:p text:style-name="P121"/>
          </table:table-cell>
          <table:table-cell table:style-name="ПраваВСистеме.B2" office:value-type="string">
            <text:p text:style-name="P121"/>
          </table:table-cell>
        </table:table-row>
        <table:table-row>
          <table:table-cell table:style-name="ПраваВСистеме.A2" office:value-type="string">
            <text:p text:style-name="P121"/>
          </table:table-cell>
          <table:table-cell table:style-name="ПраваВСистеме.B2" office:value-type="string">
            <text:p text:style-name="P121"/>
          </table:table-cell>
        </table:table-row>
        <table:table-row>
          <table:table-cell table:style-name="ПраваВСистеме.A2" office:value-type="string">
            <text:p text:style-name="P121"/>
          </table:table-cell>
          <table:table-cell table:style-name="ПраваВСистеме.B2" office:value-type="string">
            <text:p text:style-name="P121"/>
          </table:table-cell>
        </table:table-row>
      </table:table>
      <text:p text:style-name="P26"/>
      <text:p text:style-name="P155">Таблица <text:sequence text:ref-name="refTable6" text:name="Table" text:formula="ooow:Table+1" style:num-format="1">2.1.5.3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40">Name</text:p>
            </table:table-cell>
            <table:table-cell table:style-name="Таблица4.A1" office:value-type="string">
              <text:p text:style-name="P140">Type</text:p>
            </table:table-cell>
            <table:table-cell table:style-name="Таблица4.A1" office:value-type="string">
              <text:p text:style-name="P149">Validation</text:p>
            </table:table-cell>
            <table:table-cell table:style-name="Таблица4.D1" office:value-type="string">
              <text:p text:style-name="P140">Comment</text:p>
            </table:table-cell>
          </table:table-row>
        </table:table-header-rows>
        <table:table-row>
          <table:table-cell table:style-name="Таблица4.A2" office:value-type="string">
            <text:p text:style-name="P50">uuid</text:p>
          </table:table-cell>
          <table:table-cell table:style-name="Таблица4.A2" office:value-type="string">
            <text:p text:style-name="P52">UUID</text:p>
          </table:table-cell>
          <table:table-cell table:style-name="Таблица4.A2" office:value-type="string">
            <text:p text:style-name="P73">not<text:span text:style-name="T21">Empty</text:span></text:p>
          </table:table-cell>
          <table:table-cell table:style-name="Таблица4.D2" office:value-type="string">
            <text:p text:style-name="P57">id</text:p>
          </table:table-cell>
        </table:table-row>
        <table:table-row>
          <table:table-cell table:style-name="Таблица4.A2" office:value-type="string">
            <text:p text:style-name="P71">title</text:p>
          </table:table-cell>
          <table:table-cell table:style-name="Таблица4.A2" office:value-type="string">
            <text:p text:style-name="P46">varchar<text:span text:style-name="T16">(32)</text:span></text:p>
          </table:table-cell>
          <table:table-cell table:style-name="Таблица4.A2" office:value-type="string">
            <text:p text:style-name="P74">[<text:span text:style-name="T32">\w</text:span>]<text:span text:style-name="T32">+</text:span></text:p>
          </table:table-cell>
          <table:table-cell table:style-name="Таблица4.D2" office:value-type="string">
            <text:p text:style-name="P71">Заголовок</text:p>
          </table:table-cell>
        </table:table-row>
        <table:table-row>
          <table:table-cell table:style-name="Таблица4.A2" office:value-type="string">
            <text:p text:style-name="P71">description</text:p>
          </table:table-cell>
          <table:table-cell table:style-name="Таблица4.A2" office:value-type="string">
            <text:p text:style-name="P46">varchar<text:span text:style-name="T34">(128)</text:span></text:p>
          </table:table-cell>
          <table:table-cell table:style-name="Таблица4.A2" office:value-type="string">
            <text:p text:style-name="P78">[<text:span text:style-name="T32">\w\s</text:span>]<text:span text:style-name="T32">+</text:span></text:p>
          </table:table-cell>
          <table:table-cell table:style-name="Таблица4.D2" office:value-type="string">
            <text:p text:style-name="P71">Описание</text:p>
          </table:table-cell>
        </table:table-row>
      </table:table>
      <text:list xml:id="list175252306527910" text:continue-list="list175252133989651" text:style-name="Нумерация_20_в_20_заголовках">
        <text:list-item>
          <text:list>
            <text:list-item>
              <text:list>
                <text:list-item>
                  <text:h text:style-name="P176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55">Таблица <text:sequence text:ref-name="refTable7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52">Table name</text:p>
            </table:table-cell>
            <table:table-cell table:style-name="LogTables.B1" office:value-type="string">
              <text:p text:style-name="P152">Log section</text:p>
            </table:table-cell>
          </table:table-row>
        </table:table-header-rows>
        <table:table-row>
          <table:table-cell table:style-name="LogTables.A2" office:value-type="string">
            <text:p text:style-name="P90"><text:span text:style-name="T29">Action</text:span>Logs</text:p>
          </table:table-cell>
          <table:table-cell table:style-name="LogTables.B2" office:value-type="string">
            <text:p text:style-name="P90">Действия пользователей <text:span text:style-name="T22">и суперюзеров</text:span></text:p>
          </table:table-cell>
        </table:table-row>
        <table:table-row>
          <table:table-cell table:style-name="LogTables.A2" office:value-type="string">
            <text:p text:style-name="P91">AuthLogs</text:p>
          </table:table-cell>
          <table:table-cell table:style-name="LogTables.B2" office:value-type="string">
            <text:p text:style-name="P91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55">Таблица <text:sequence text:ref-name="refTable8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104">scope</text:p>
          </table:table-cell>
          <table:table-cell table:style-name="Таблица5.A2" office:value-type="string">
            <text:p text:style-name="P105">varchar(32)</text:p>
          </table:table-cell>
          <table:table-cell table:style-name="Таблица5.A2" office:value-type="string">
            <text:p text:style-name="P77">[a-z0-9_]<text:span text:style-name="T29">+</text:span></text:p>
          </table:table-cell>
          <table:table-cell table:style-name="Таблица5.D2" office:value-type="string">
            <text:p text:style-name="P104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81">timestamp</text:p>
          </table:table-cell>
          <table:table-cell table:style-name="Таблица5.A2" office:value-type="string">
            <text:p text:style-name="P81">notEmpty</text:p>
          </table:table-cell>
          <table:table-cell table:style-name="Таблица5.D2" office:value-type="string">
            <text:p text:style-name="P85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88"><text:span text:style-name="T37">subj</text:span>Id</text:p>
          </table:table-cell>
          <table:table-cell table:style-name="Таблица5.A2" office:value-type="string">
            <text:p text:style-name="P89">UUID</text:p>
          </table:table-cell>
          <table:table-cell table:style-name="Таблица5.A2" office:value-type="string">
            <text:p text:style-name="P82">notEmpty</text:p>
          </table:table-cell>
          <table:table-cell table:style-name="Таблица5.D2" office:value-type="string">
            <text:p text:style-name="P88">Инициатор</text:p>
          </table:table-cell>
        </table:table-row>
        <table:table-row>
          <table:table-cell table:style-name="Таблица5.A2" office:value-type="string">
            <text:p text:style-name="P92">objId</text:p>
          </table:table-cell>
          <table:table-cell table:style-name="Таблица5.A2" office:value-type="string">
            <text:p text:style-name="P93">UUID</text:p>
          </table:table-cell>
          <table:table-cell table:style-name="Таблица5.A2" office:value-type="string">
            <text:p text:style-name="P82"/>
          </table:table-cell>
          <table:table-cell table:style-name="Таблица5.D2" office:value-type="string">
            <text:p text:style-name="P92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92">event<text:span text:style-name="T23">Type</text:span></text:p>
          </table:table-cell>
          <table:table-cell table:style-name="Таблица5.A2" office:value-type="string">
            <text:p text:style-name="P93">varchar(64)</text:p>
          </table:table-cell>
          <table:table-cell table:style-name="Таблица5.A2" office:value-type="string">
            <text:p text:style-name="P106">[a-zA-Z0-9_]<text:span text:style-name="T33">+</text:span></text:p>
          </table:table-cell>
          <table:table-cell table:style-name="Таблица5.D2" office:value-type="string">
            <text:p text:style-name="P94">Тип события</text:p>
          </table:table-cell>
        </table:table-row>
        <table:table-row>
          <table:table-cell table:style-name="Таблица5.A2" office:value-type="string">
            <text:p text:style-name="P101">result</text:p>
          </table:table-cell>
          <table:table-cell table:style-name="Таблица5.A2" office:value-type="string">
            <text:p text:style-name="P102">varchar(32)</text:p>
          </table:table-cell>
          <table:table-cell table:style-name="Таблица5.A2" office:value-type="string">
            <text:p text:style-name="P102">{Success<text:span text:style-name="T33">|</text:span>Error}</text:p>
          </table:table-cell>
          <table:table-cell table:style-name="Таблица5.D2" office:value-type="string">
            <text:p text:style-name="P101">Результат операции</text:p>
          </table:table-cell>
        </table:table-row>
        <table:table-row>
          <table:table-cell table:style-name="Таблица5.A2" office:value-type="string">
            <text:p text:style-name="P97">comment</text:p>
          </table:table-cell>
          <table:table-cell table:style-name="Таблица5.A2" office:value-type="string">
            <text:p text:style-name="P98">varchar(1024)</text:p>
          </table:table-cell>
          <table:table-cell table:style-name="Таблица5.A2" office:value-type="string">
            <text:p text:style-name="P116">[\w\s]</text:p>
          </table:table-cell>
          <table:table-cell table:style-name="Таблица5.D2" office:value-type="string">
            <text:p text:style-name="P97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53">Event type</text:p>
            </table:table-cell>
            <table:table-cell table:style-name="EventType.B1" office:value-type="string">
              <text:p text:style-name="P153">Description</text:p>
            </table:table-cell>
          </table:table-row>
        </table:table-header-rows>
        <table:table-row>
          <table:table-cell table:style-name="EventType.A2" office:value-type="string">
            <text:p text:style-name="P95">superUserLoggedIn</text:p>
          </table:table-cell>
          <table:table-cell table:style-name="EventType.B2" office:value-type="string">
            <text:p text:style-name="P95">Суперюзер авторизовался</text:p>
          </table:table-cell>
        </table:table-row>
        <table:table-row>
          <table:table-cell table:style-name="EventType.A2" office:value-type="string">
            <text:p text:style-name="P95">superUserLoggedOut</text:p>
          </table:table-cell>
          <table:table-cell table:style-name="EventType.B2" office:value-type="string">
            <text:p text:style-name="P95">Суперюзер разлогинился</text:p>
          </table:table-cell>
        </table:table-row>
        <text:soft-page-break/>
        <table:table-row>
          <table:table-cell table:style-name="EventType.A2" office:value-type="string">
            <text:p text:style-name="P95">superUserSessionTimeout</text:p>
          </table:table-cell>
          <table:table-cell table:style-name="EventType.B2" office:value-type="string">
            <text:p text:style-name="P95">Таймаут сессии суперюзера</text:p>
          </table:table-cell>
        </table:table-row>
        <table:table-row>
          <table:table-cell table:style-name="EventType.A2" office:value-type="string">
            <text:p text:style-name="P95"><text:span text:style-name="T30">u</text:span>serLoggedIn</text:p>
          </table:table-cell>
          <table:table-cell table:style-name="EventType.B2" office:value-type="string">
            <text:p text:style-name="P95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95"><text:span text:style-name="T30">u</text:span>serLoggedOut</text:p>
          </table:table-cell>
          <table:table-cell table:style-name="EventType.B2" office:value-type="string">
            <text:p text:style-name="P96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95"><text:span text:style-name="T30">u</text:span>serSessionTimeout</text:p>
          </table:table-cell>
          <table:table-cell table:style-name="EventType.B2" office:value-type="string">
            <text:p text:style-name="P96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117">userInvalidPassword</text:p>
          </table:table-cell>
          <table:table-cell table:style-name="EventType.B2" office:value-type="string">
            <text:p text:style-name="P117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119">userUnknown</text:p>
          </table:table-cell>
          <table:table-cell table:style-name="EventType.B2" office:value-type="string">
            <text:p text:style-name="P118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99">userCreated</text:p>
          </table:table-cell>
          <table:table-cell table:style-name="EventType.B2" office:value-type="string">
            <text:p text:style-name="P99">Пользователь создан</text:p>
          </table:table-cell>
        </table:table-row>
        <table:table-row>
          <table:table-cell table:style-name="EventType.A2" office:value-type="string">
            <text:p text:style-name="P99">userEdited</text:p>
          </table:table-cell>
          <table:table-cell table:style-name="EventType.B2" office:value-type="string">
            <text:p text:style-name="P99">Пользователь изменен</text:p>
          </table:table-cell>
        </table:table-row>
        <table:table-row>
          <table:table-cell table:style-name="EventType.A2" office:value-type="string">
            <text:p text:style-name="P99">userDeleted</text:p>
          </table:table-cell>
          <table:table-cell table:style-name="EventType.B2" office:value-type="string">
            <text:p text:style-name="P99">Пользователь удален</text:p>
          </table:table-cell>
        </table:table-row>
        <table:table-row>
          <table:table-cell table:style-name="EventType.A2" office:value-type="string">
            <text:p text:style-name="P99">organizationCreated</text:p>
          </table:table-cell>
          <table:table-cell table:style-name="EventType.B2" office:value-type="string">
            <text:p text:style-name="P99">Организация создана</text:p>
          </table:table-cell>
        </table:table-row>
        <table:table-row>
          <table:table-cell table:style-name="EventType.A2" office:value-type="string">
            <text:p text:style-name="P99">organizationEdited</text:p>
          </table:table-cell>
          <table:table-cell table:style-name="EventType.B2" office:value-type="string">
            <text:p text:style-name="P99">Организация изменена</text:p>
          </table:table-cell>
        </table:table-row>
        <table:table-row>
          <table:table-cell table:style-name="EventType.A2" office:value-type="string">
            <text:p text:style-name="P99">organizationDeleted</text:p>
          </table:table-cell>
          <table:table-cell table:style-name="EventType.B2" office:value-type="string">
            <text:p text:style-name="P99">Организация удалена</text:p>
          </table:table-cell>
        </table:table-row>
        <table:table-row>
          <table:table-cell table:style-name="EventType.A2" office:value-type="string">
            <text:p text:style-name="P99"><text:span text:style-name="T29">role</text:span>Created</text:p>
          </table:table-cell>
          <table:table-cell table:style-name="EventType.B2" office:value-type="string">
            <text:p text:style-name="P99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100"><text:span text:style-name="T29">role</text:span>Edited</text:p>
          </table:table-cell>
          <table:table-cell table:style-name="EventType.B2" office:value-type="string">
            <text:p text:style-name="P100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100"><text:span text:style-name="T29">role</text:span>Deleted</text:p>
          </table:table-cell>
          <table:table-cell table:style-name="EventType.B2" office:value-type="string">
            <text:p text:style-name="P100"><text:span text:style-name="T29">Роль</text:span> удалена</text:p>
          </table:table-cell>
        </table:table-row>
      </table:table>
      <text:h text:style-name="P163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64" text:outline-level="2"/>
      <text:list xml:id="list175252525698848" text:continue-numbering="true" text:style-name="Нумерация_20_в_20_заголовках">
        <text:list-item>
          <text:list>
            <text:list-item>
              <text:h text:style-name="P175" text:outline-level="2"><text:bookmark-start text:name="__RefHeading__1004_97094416"/>Пользовательский интерфейс<text:bookmark-end text:name="__RefHeading__1004_97094416"/></text:h>
              <text:list>
                <text:list-item>
                  <text:h text:style-name="P176" text:outline-level="3"><text:bookmark-start text:name="__RefHeading__1906_1742503065"/>Сообщения <text:span text:style-name="T41">(Messages)</text:span><text:bookmark-end text:name="__RefHeading__1906_1742503065"/></text:h>
                </text:list-item>
              </text:list>
            </text:list-item>
          </text:list>
        </text:list-item>
      </text:list>
      <text:p text:style-name="P27">Сообщения могут иметь область действия:</text:p>
      <text:list xml:id="list1467032908345624450" text:style-name="L3">
        <text:list-item>
          <text:p text:style-name="P165">Широковещательные</text:p>
        </text:list-item>
        <text:list-item>
          <text:p text:style-name="P165">Организации</text:p>
        </text:list-item>
        <text:list-item>
          <text:p text:style-name="P166">Личные</text:p>
        </text:list-item>
      </text:list>
      <text:p text:style-name="P27">Для отправки и чтения сообщений пользователь должен обладать соответствующим правом (см. таблицу <text:sequence-ref text:reference-format="value" text:ref-name="refTable5">2.1.5.2</text:sequence-ref>).</text:p>
      <text:p text:style-name="P155">Таблица <text:sequence text:ref-name="refTable10" text:name="Table" text:formula="ooow:Table+1" style:num-format="1">2.2.1.1</text:sequence> - Атрибуты Message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43">Name</text:p>
            </table:table-cell>
            <table:table-cell table:style-name="Таблица7.A1" office:value-type="string">
              <text:p text:style-name="P143">Type</text:p>
            </table:table-cell>
            <table:table-cell table:style-name="Таблица7.A1" office:value-type="string">
              <text:p text:style-name="P150">Validation</text:p>
            </table:table-cell>
            <table:table-cell table:style-name="Таблица7.D1" office:value-type="string">
              <text:p text:style-name="P143">Comment</text:p>
            </table:table-cell>
          </table:table-row>
        </table:table-header-rows>
        <table:table-row>
          <table:table-cell table:style-name="Таблица7.A2" office:value-type="string">
            <text:p text:style-name="P51">uuid</text:p>
          </table:table-cell>
          <table:table-cell table:style-name="Таблица7.A2" office:value-type="string">
            <text:p text:style-name="P54">UUID</text:p>
          </table:table-cell>
          <table:table-cell table:style-name="Таблица7.A2" office:value-type="string">
            <text:p text:style-name="P79">not<text:span text:style-name="T21">Empty</text:span></text:p>
          </table:table-cell>
          <table:table-cell table:style-name="Таблица7.D2" office:value-type="string">
            <text:p text:style-name="P58">id</text:p>
          </table:table-cell>
        </table:table-row>
        <table:table-row>
          <table:table-cell table:style-name="Таблица7.A2" office:value-type="string">
            <text:p text:style-name="P126">sender</text:p>
          </table:table-cell>
          <table:table-cell table:style-name="Таблица7.A2" office:value-type="string">
            <text:p text:style-name="P54">UUID</text:p>
          </table:table-cell>
          <table:table-cell table:style-name="Таблица7.A2" office:value-type="string">
            <text:p text:style-name="P79">not<text:span text:style-name="T21">Empty</text:span></text:p>
          </table:table-cell>
          <table:table-cell table:style-name="Таблица7.D2" office:value-type="string">
            <text:p text:style-name="P126">id отправителя</text:p>
          </table:table-cell>
        </table:table-row>
        <table:table-row>
          <table:table-cell table:style-name="Таблица7.A2" office:value-type="string">
            <text:p text:style-name="P126"><text:span text:style-name="T47">sendT</text:span>imestamp</text:p>
          </table:table-cell>
          <table:table-cell table:style-name="Таблица7.A2" office:value-type="string">
            <text:p text:style-name="P83">timestamp</text:p>
          </table:table-cell>
          <table:table-cell table:style-name="Таблица7.A2" office:value-type="string">
            <text:p text:style-name="P83">notEmpty</text:p>
          </table:table-cell>
          <table:table-cell table:style-name="Таблица7.D2" office:value-type="string">
            <text:p text:style-name="P86">Время <text:span text:style-name="T42">отправки</text:span></text:p>
          </table:table-cell>
        </table:table-row>
        <table:table-row>
          <table:table-cell table:style-name="Таблица7.A2" office:value-type="string">
            <text:p text:style-name="P126">scope</text:p>
          </table:table-cell>
          <table:table-cell table:style-name="Таблица7.A2" office:value-type="string">
            <text:p text:style-name="P103">varchar(32)</text:p>
          </table:table-cell>
          <table:table-cell table:style-name="Таблица7.A2" office:value-type="string">
            <text:p text:style-name="P128">{<text:span text:style-name="T43">B</text:span>roadcast<text:span text:style-name="T43">|O</text:span>rganization<text:span text:style-name="T43">|P</text:span>rivate}</text:p>
          </table:table-cell>
          <table:table-cell table:style-name="Таблица7.D2" office:value-type="string">
            <text:p text:style-name="P126">Область видимости</text:p>
          </table:table-cell>
        </table:table-row>
        <table:table-row>
          <table:table-cell table:style-name="Таблица7.A2" office:value-type="string">
            <text:p text:style-name="P129">recipient</text:p>
          </table:table-cell>
          <table:table-cell table:style-name="Таблица7.A2" office:value-type="string">
            <text:p text:style-name="P54">UUID</text:p>
          </table:table-cell>
          <table:table-cell table:style-name="Таблица7.A2" office:value-type="string">
            <text:p text:style-name="P79">not<text:span text:style-name="T21">Empty</text:span></text:p>
          </table:table-cell>
          <table:table-cell table:style-name="Таблица7.D2" office:value-type="string">
            <text:p text:style-name="P129">id получателя</text:p>
          </table:table-cell>
        </table:table-row>
        <table:table-row>
          <table:table-cell table:style-name="Таблица7.A2" office:value-type="string">
            <text:p text:style-name="P126">text</text:p>
          </table:table-cell>
          <table:table-cell table:style-name="Таблица7.A2" office:value-type="string">
            <text:p text:style-name="P48">varchar<text:span text:style-name="T34">(140)</text:span></text:p>
          </table:table-cell>
          <table:table-cell table:style-name="Таблица7.A2" office:value-type="string">
            <text:p text:style-name="P79">[<text:span text:style-name="T32">\w\s</text:span>]<text:span text:style-name="T32">+</text:span></text:p>
          </table:table-cell>
          <table:table-cell table:style-name="Таблица7.D2" office:value-type="string">
            <text:p text:style-name="P126">Текст сообщения</text:p>
          </table:table-cell>
        </table:table-row>
      </table:table>
      <text:p text:style-name="Text_20_body"/>
      <text:p text:style-name="P28">Все сообщения попадают в одну общую таблицу <text:span text:style-name="T49">актуальных сообщений</text:span>. Время отправки фиксируется на сервере, а не задается отправителем. При отправке сообщения для организации получателем указывается её uuid, соответственно, для личного сообщения — uuid получателя. При отправке следует проводить проверку на предмет возможности доставки. Для организаций — существование хотя бы одного пользователя в этой организации, имеющего право чтения сообщений для организации. Для личных — наличие у получателя права чтения личных сообщений. Если сообщение некому доставить — выдать отправителю сообщение. <text:span text:style-name="T44">Для широковещательных сообщений uuid получателя указывается uuid(0), считаем, что их всегда есть кому доставить.</text:span></text:p>
      <text:p text:style-name="P29">После входа пользователя в систему проверяем время получения последнего сообщения для него <text:span text:style-name="T45">по id последнего прочитанного сообщения в атрибутах пользователя (таблица </text:span><text:span text:style-name="T45"><text:sequence-ref text:reference-format="value" text:ref-name="refTable3">2.1.3.1</text:sequence-ref></text:span><text:span text:style-name="T45">)</text:span>. <text:span text:style-name="T45">Определив это время, получаем список непрочитанных широковещательных сообщений, сообщений для организации, личных сообщений для пользователя, сообщений для организаций, отправленных другими пользователями организации, к которой принадлежит сам пользователь. Список упорядочиваем по времени создания. Отправляем пользователю по одному сообщению, пока не отправим все.</text:span></text:p>
      <text:p text:style-name="P29"><text:span text:style-name="T45">На клиенте после отображения отправляем серверу подтверждение отображения с указанием id сообщения. После подтверждения отображения сервер отмечает сообщение как последнее прочитанное в атрибутах пользователя и заносит его в </text:span>Журнал доставки сообщений (таблица <text:sequence-ref text:reference-format="value" text:ref-name="refTable11">2.2.1.2</text:sequence-ref>). <text:span text:style-name="T46">В журнале фиксируются получения каждого сообщения каждым пользователем.</text:span></text:p>
      <text:p text:style-name="P30">Для залогинненых пользователей очередь непрочитанных сообщений формируется в реальном времени <text:span text:style-name="T47">и сразу передается по такой же схеме</text:span>.</text:p>
      <text:p text:style-name="P31">Если отправитель сообщения залогинен, ему отсылается уведомление со <text:soft-page-break/>временем прочтения <text:span text:style-name="T48">(кроме широковещательных сообщений). Для организаций и личных — время прочтения каждым получателем персонально. При отображении ранее отправленных сообщений время доставки, если она осуществлена, получается для каждого сообщения запросом к серверу.</text:span></text:p>
      <text:p text:style-name="P155">Таблица <text:sequence text:ref-name="refTable11" text:name="Table" text:formula="ooow:Table+1" style:num-format="1">2.2.1.2</text:sequence> - Журнал доставки сообщений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144">Name</text:p>
            </table:table-cell>
            <table:table-cell table:style-name="Таблица8.A1" office:value-type="string">
              <text:p text:style-name="P144">Type</text:p>
            </table:table-cell>
            <table:table-cell table:style-name="Таблица8.A1" office:value-type="string">
              <text:p text:style-name="P151">Validation</text:p>
            </table:table-cell>
            <table:table-cell table:style-name="Таблица8.D1" office:value-type="string">
              <text:p text:style-name="P144">Comment</text:p>
            </table:table-cell>
          </table:table-row>
        </table:table-header-rows>
        <table:table-row>
          <table:table-cell table:style-name="Таблица8.A2" office:value-type="string">
            <text:p text:style-name="P130">messageId</text:p>
          </table:table-cell>
          <table:table-cell table:style-name="Таблица8.A2" office:value-type="string">
            <text:p text:style-name="P55">UUID</text:p>
          </table:table-cell>
          <table:table-cell table:style-name="Таблица8.A2" office:value-type="string">
            <text:p text:style-name="P80">not<text:span text:style-name="T21">Empty</text:span></text:p>
          </table:table-cell>
          <table:table-cell table:style-name="Таблица8.D2" office:value-type="string">
            <text:p text:style-name="P59">id <text:span text:style-name="T44">сообщения</text:span></text:p>
          </table:table-cell>
        </table:table-row>
        <table:table-row>
          <table:table-cell table:style-name="Таблица8.A2" office:value-type="string">
            <text:p text:style-name="P130">recipientId</text:p>
          </table:table-cell>
          <table:table-cell table:style-name="Таблица8.A2" office:value-type="string">
            <text:p text:style-name="P131">UUID</text:p>
          </table:table-cell>
          <table:table-cell table:style-name="Таблица8.A2" office:value-type="string">
            <text:p text:style-name="P80">not<text:span text:style-name="T21">Empty</text:span></text:p>
          </table:table-cell>
          <table:table-cell table:style-name="Таблица8.D2" office:value-type="string">
            <text:p text:style-name="P132">id пол<text:span text:style-name="T46">ьзователя, получившего сообщение</text:span></text:p>
          </table:table-cell>
        </table:table-row>
        <table:table-row>
          <table:table-cell table:style-name="Таблица8.A2" office:value-type="string">
            <text:p text:style-name="P127">timestamp</text:p>
          </table:table-cell>
          <table:table-cell table:style-name="Таблица8.A2" office:value-type="string">
            <text:p text:style-name="P84">timestamp</text:p>
          </table:table-cell>
          <table:table-cell table:style-name="Таблица8.A2" office:value-type="string">
            <text:p text:style-name="P84"/>
          </table:table-cell>
          <table:table-cell table:style-name="Таблица8.D2" office:value-type="string">
            <text:p text:style-name="P87">Время <text:span text:style-name="T44">получения</text:span></text:p>
          </table:table-cell>
        </table:table-row>
      </table:table>
      <text:p text:style-name="P35"/>
      <text:p text:style-name="Text_20_body">Во избежание <text:span text:style-name="T50">переполнения</text:span> таблицы актуальных сообщений <text:span text:style-name="T49">из нее периодически переносятся устаревшие сообщения в таблицу архивных сообщений. Время устаревания — 1 сутки, период проверки — 1 минута.</text:span></text:p>
      <text:list xml:id="list175251981911413" text:continue-list="list175252525698848" text:style-name="Нумерация_20_в_20_заголовках">
        <text:list-item>
          <text:h text:style-name="P170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71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67" text:outline-level="1"/>
      <text:list xml:id="list175253023287334" text:continue-numbering="true" text:style-name="Нумерация_20_в_20_заголовках">
        <text:list-item>
          <text:h text:style-name="P169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71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  <text:list-item>
              <text:h text:style-name="P171" text:outline-level="2">Сообщения</text:h>
            </text:list-item>
          </text:list>
        </text:list-item>
      </text:list>
      <text:p text:style-name="P32">Все манипуляции с сообщениями доступны пользователю при наличии соответствующих прав.</text:p>
      <text:list xml:id="list17525333239392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6" text:outline-level="3">Отправка сообщений</text:h>
                </text:list-item>
              </text:list>
            </text:list-item>
          </text:list>
        </text:list-item>
      </text:list>
      <text:p text:style-name="P32">Пользователь может отправить сообщение, указав тип сообщения и получателя (если применимо). Если на какой-то тип нет прав, выбрать его нельзя.</text:p>
      <text:list xml:id="list175251967725665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6" text:outline-level="3">Уведомления о новых сообщениях</text:h>
                </text:list-item>
              </text:list>
            </text:list-item>
          </text:list>
        </text:list-item>
      </text:list>
      <text:p text:style-name="P32">Залогиненный пользователь получает уведомления о новых сообщениях сразу по факту его появления. Незалогиненный — сразу после логина. Отображается количество непрочитанных сообщений.</text:p>
      <text:list xml:id="list175252680128257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6" text:outline-level="3">Чтение сообщений</text:h>
                </text:list-item>
              </text:list>
            </text:list-item>
          </text:list>
        </text:list-item>
      </text:list>
      <text:p text:style-name="P32">При переходе в раздел сообщений пользователю сразу показываются <text:span text:style-name="T49">непрочитанные сообщения. Возможно с группировкой по подразделам (например, по типу и отправителю). После отображения сообщения считаются прочитанными с фиксацией этого факта в БД.</text:span></text:p>
      <text:list xml:id="list175253875111795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6" text:outline-level="3">История сообщений</text:h>
                </text:list-item>
              </text:list>
            </text:list-item>
          </text:list>
        </text:list-item>
      </text:list>
      <text:p text:style-name="P33">Пользователю отображается вся история сообщений, хранящаяся в таблице актуальных сообщений.</text:p>
      <text:h text:style-name="P167" text:outline-level="1"/>
      <text:list xml:id="list175253148655588" text:continue-numbering="true" text:style-name="Нумерация_20_в_20_заголовках">
        <text:list-item>
          <text:h text:style-name="P169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71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60</text:editing-cycles> <text:span text:style-name="MT2">от </text:span><text:span text:style-name="MT2"><text:time style:data-style-name="N41" text:time-value="2014-08-28T17:52:51.589858923">17:52:02</text:time></text:span><text:span text:style-name="MT2"> </text:span><text:span text:style-name="MT2"><text:date style:data-style-name="N36" text:date-value="2014-08-28T17:52:51.590003510">28.08.2014</text:date></text:span></text:p>
        </text:section>
      </style:header>
      <style:footer>
        <text:p text:style-name="MP2">Страница <text:page-number text:select-page="current">12</text:page-number> из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7H5M17S</meta:editing-duration>
    <meta:editing-cycles>60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28T17:52:51.559527619</dc:date>
    <dc:creator>Vladimir Krivenko</dc:creator>
    <meta:document-statistic meta:table-count="13" meta:image-count="0" meta:object-count="0" meta:page-count="12" meta:paragraph-count="410" meta:word-count="1669" meta:character-count="13460" meta:non-whitespace-character-count="1218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  <VL:version-entry VL:title="Version6" VL:comment="Автоматически сохранённая версия" VL:creator="Vladimir Krivenko" dc:date-time="2014-08-25T17:24:20"/>
  <VL:version-entry VL:title="Version7" VL:comment="Автоматически сохранённая версия" VL:creator="Vladimir Krivenko" dc:date-time="2014-08-27T18:12:16"/>
</VL:version-list>
</file>